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174" officeooo:paragraph-rsid="0008e1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yin :- the input stream pointer (i.e it points to an input file which is to be scanned or tokenised), however the default input of default main() is stdin .</text:p>
      <text:p text:style-name="P1"/>
      <text:p text:style-name="P1">yylex() :- implies the main entry point for lex, reads the input stream generates tokens, returns zero at the end of input stream . It is called to invoke the lexer (or scanner) and each time yylex() is called, the scanner continues processing the input from where it last left off.</text:p>
      <text:p text:style-name="P1"/>
      <text:p text:style-name="P1">yytext :- a buffer that holds the input characters that actually match the pattern (i.e lexeme) or say a pointer to the matched string .</text:p>
      <text:p text:style-name="P1"/>
      <text:p text:style-name="P1">yyleng :- the length of the lexeme .</text:p>
      <text:p text:style-name="P1"/>
      <text:p text:style-name="P1">yylval :- contains the token value .</text:p>
      <text:p text:style-name="P1"/>
      <text:p text:style-name="P1">yyval :- a local variable .</text:p>
      <text:p text:style-name="P1"/>
      <text:p text:style-name="P1">yyout :- the output stream pointer (i.e it points to a file where it has to keep the output), however the default output of default main() is stdout .</text:p>
      <text:p text:style-name="P1"/>
      <text:p text:style-name="P1">yywrap() :- it is called by lex when input is exhausted (or at EOF). default yywrap always return 1.</text:p>
      <text:p text:style-name="P1"/>
      <text:p text:style-name="P1">yymore() :- returns the next token .</text:p>
      <text:p text:style-name="P1"/>
      <text:p text:style-name="P1">yyless(k) :- returns the first k characters in yytext .</text:p>
      <text:p text:style-name="P1"/>
      <text:p text:style-name="P1">yyparse() :- it parses (i.e builds the parse tree) of lexeme .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53:37.298422248</meta:creation-date>
    <dc:date>2020-04-06T00:07:39.508132980</dc:date>
    <meta:editing-duration>PT2H3M52S</meta:editing-duration>
    <meta:editing-cycles>1</meta:editing-cycles>
    <meta:document-statistic meta:table-count="0" meta:image-count="0" meta:object-count="0" meta:page-count="1" meta:paragraph-count="11" meta:word-count="204" meta:character-count="1078" meta:non-whitespace-character-count="885"/>
    <meta:generator>LibreOffice/5.1.6.2$Linux_x86 LibreOffice_project/10m0$Build-2</meta:generator>
  </office:meta>
</office:document-meta>
</file>